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a7a9" officeooo:paragraph-rsid="0009a7a9" style:font-name-complex="Arial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276bf" officeooo:paragraph-rsid="001276bf" style:font-name-complex="Arial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9a7a9" officeooo:paragraph-rsid="0009a7a9" style:font-name-complex="Arial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15a66" officeooo:paragraph-rsid="00115a66" style:font-name-complex="Arial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74fde" officeooo:paragraph-rsid="00174fde" style:font-name-complex="Arial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officeooo:rsid="0009a7a9" officeooo:paragraph-rsid="0009a7a9" style:font-name-complex="Arial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text-underline-style="none" officeooo:rsid="000cc804" officeooo:paragraph-rsid="000cc804" style:font-name-complex="Arial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0d8600" style:font-name-complex="Arial" style:language-complex="he" style:country-complex="IL"/>
    </style:style>
    <style:style style:name="P9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115a66" style:font-name-complex="Arial" style:language-complex="he" style:country-complex="IL"/>
    </style:style>
    <style:style style:name="P10" style:family="paragraph" style:parent-style-name="Standard">
      <style:paragraph-properties fo:text-align="end" style:justify-single-word="false" style:writing-mode="rl-tb"/>
      <style:text-properties style:text-underline-style="none" officeooo:rsid="00158ceb" officeooo:paragraph-rsid="00158ceb" style:font-name-complex="Arial" style:language-complex="he" style:country-complex="IL"/>
    </style:style>
    <style:style style:name="P11" style:family="paragraph" style:parent-style-name="Standard">
      <style:paragraph-properties fo:text-align="end" style:justify-single-word="false" style:writing-mode="rl-tb"/>
      <style:text-properties style:text-underline-style="none" officeooo:rsid="00174fde" officeooo:paragraph-rsid="00174fde" style:font-name-complex="Arial" style:language-complex="he" style:country-complex="IL"/>
    </style:style>
    <style:style style:name="P12" style:family="paragraph" style:parent-style-name="Standard">
      <style:paragraph-properties fo:text-align="end" style:justify-single-word="false" style:writing-mode="rl-tb"/>
      <style:text-properties style:text-underline-style="none" officeooo:rsid="0018e739" officeooo:paragraph-rsid="0018e739" style:font-name-complex="Arial" style:language-complex="he" style:country-complex="IL"/>
    </style:style>
    <style:style style:name="P13" style:family="paragraph" style:parent-style-name="Standard">
      <style:paragraph-properties fo:text-align="end" style:justify-single-word="false" style:writing-mode="rl-tb"/>
      <style:text-properties style:text-underline-style="none" officeooo:rsid="00174fde" officeooo:paragraph-rsid="00174fde" style:font-name-complex="Arial" style:language-complex="he" style:country-complex="IL"/>
    </style:style>
    <style:style style:name="P14" style:family="paragraph" style:parent-style-name="Standard">
      <style:paragraph-properties fo:text-align="end" style:justify-single-word="false" style:writing-mode="rl-tb"/>
      <style:text-properties style:text-underline-style="none" officeooo:rsid="00174fde" officeooo:paragraph-rsid="001b20b0" style:font-name-complex="Arial" style:language-complex="he" style:country-complex="IL"/>
    </style:style>
    <style:style style:name="P15" style:family="paragraph" style:parent-style-name="Standard">
      <style:paragraph-properties fo:text-align="end" style:justify-single-word="false" style:writing-mode="rl-tb"/>
      <style:text-properties style:text-underline-style="none" officeooo:rsid="0018e739" officeooo:paragraph-rsid="0018e739" style:font-name-complex="Arial" style:language-complex="he" style:country-complex="IL"/>
    </style:style>
    <style:style style:name="P16" style:family="paragraph" style:parent-style-name="Standard">
      <style:paragraph-properties fo:text-align="end" style:justify-single-word="false" style:writing-mode="rl-tb"/>
      <style:text-properties style:text-underline-style="none" officeooo:rsid="001b20b0" officeooo:paragraph-rsid="001b20b0" style:font-name-complex="Arial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style:text-underline-style="none" fo:font-weight="bold" officeooo:rsid="001b20b0" officeooo:paragraph-rsid="001b20b0" style:font-weight-asian="bold" style:font-name-complex="Arial" style:language-complex="he" style:country-complex="IL" style:font-weight-complex="bold"/>
    </style:style>
    <style:style style:name="T1" style:family="text">
      <style:text-properties officeooo:rsid="000b110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e739"/>
    </style:style>
    <style:style style:name="T4" style:family="text">
      <style:text-properties officeooo:rsid="001b20b0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פרויקט המטריף של כפיר</text:p>
      <text:p text:style-name="P1"/>
      <text:p text:style-name="P1">מחשב חובות ועודף במקום לשבת במסעדה או בתכנון של טיול או אירוע, ולהתווכח על כסף.</text:p>
      <text:p text:style-name="P1"><text:s/></text:p>
      <text:p text:style-name="P1"/>
      <text:p text:style-name="P1">מכניסים כמה כל אחד משלם וכמה כסף יש לי</text:p>
      <text:p text:style-name="P1"/>
      <text:p text:style-name="P1">פלט:</text:p>
      <text:p text:style-name="P1">האם יש לקבוצה מספיק כסף לשלם</text:p>
      <text:p text:style-name="P2">כמה עודף כל אחד מקבל</text:p>
      <text:p text:style-name="P1">מי חייב למי</text:p>
      <text:p text:style-name="P1">קיזוזים עם חובות קודמים</text:p>
      <text:p text:style-name="P1"/>
      <text:p text:style-name="P8"/>
      <text:p text:style-name="P8"/>
      <text:p text:style-name="P3">משתמש</text:p>
      <text:p text:style-name="P6">כמה <text:span text:style-name="T1">צריך ל</text:span>שלם:</text:p>
      <text:p text:style-name="P6">כמה כסף יש לי:</text:p>
      <text:p text:style-name="P8">טיפ:</text:p>
      <text:p text:style-name="P8"/>
      <text:p text:style-name="P7">פלט:</text:p>
      <text:p text:style-name="P7">אין מספיק כסף לקבוצה / אתה חייב לישראל [סכום כסף] / ישראל חייב לך [סכום כסף] (האם להזכיר לך בהמשך?) / יצא בול! </text:p>
      <text:p text:style-name="P7"/>
      <text:p text:style-name="P8">הצטרפות:</text:p>
      <text:p text:style-name="P8">סריקת ברקוד דרך טלפון / סריקת ברקוד דרך אפליקציה / קישור סמס / קבוצה מראש</text:p>
      <text:p text:style-name="P8"/>
      <text:p text:style-name="P8"/>
      <text:p text:style-name="P4">מנהל</text:p>
      <text:p text:style-name="P9">מנהל הקבוצה מגדיר טיפ באחוזים והטיפ מוצג לכולם</text:p>
      <text:p text:style-name="P10">יכול להסיר ולהוסיף משתתפים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מסכים<text:span text:style-name="T2">:</text:span></text:p>
      <text:p text:style-name="P11"/>
      <text:p text:style-name="P11">בית:</text:p>
      <text:p text:style-name="P11"><text:tab/>- פתיחת אירוע:</text:p>
      <text:p text:style-name="P14"><text:tab/><text:tab/>- לינק לשיתוף</text:p>
      <text:p text:style-name="P14"><text:tab/><text:tab/>- קוד לשיתוף</text:p>
      <text:p text:style-name="P14"><text:tab/><text:tab/>- ברקוד לסריקה ?</text:p>
      <text:p text:style-name="P14"><text:tab/><text:tab/>- הגדרות אירוע (טיפ, שם, הסתר/הצג תשלומים של אחרים)</text:p>
      <text:p text:style-name="P11"><text:tab/>- הצטרף לאירוע:</text:p>
      <text:p text:style-name="P14"><text:tab/><text:tab/>- סריקת ברקוד</text:p>
      <text:p text:style-name="P14"><text:tab/><text:tab/>- לפי קוד</text:p>
      <text:p text:style-name="P14"><text:tab/><text:tab/>-<text:span text:style-name="T4">דרך קישור חיצוני</text:span></text:p>
      <text:p text:style-name="P14"><text:tab/><text:tab/></text:p>
      <text:p text:style-name="P14"/>
      <text:p text:style-name="P11"><text:tab/>- אירועים קודמים</text:p>
      <text:p text:style-name="P5"><text:span text:style-name="T2"><text:tab/>- </text:span><text:span text:style-name="T3">הגדרות</text:span></text:p>
      <text:p text:style-name="P11"/>
      <text:p text:style-name="P11"/>
      <text:p text:style-name="P12">צפייה במשתתפים:</text:p>
      <text:p text:style-name="P12">שם משתתף</text:p>
      <text:p text:style-name="P12">סך פרטי תשלום של הקבוצה ביחד</text:p>
      <text:p text:style-name="P12">למי חסר כסף/האם חסר כסף (לפי הגדרה של הצגת תשלומים)</text:p>
      <text:p text:style-name="P16">האם כולם מילאו פרטים ואישרו</text:p>
      <text:p text:style-name="P11"/>
      <text:p text:style-name="P11"/>
      <text:p text:style-name="P11">מילוי פרטים ואישור:</text:p>
      <text:p text:style-name="P12">חסר ל[שם] [סכום] ואתה יכול להשלים. רוצה?</text:p>
      <text:p text:style-name="P17">איך עושים מי חייב למי</text:p>
      <text:p text:style-name="P11"/>
      <text:p text:style-name="P11"/>
      <text:p text:style-name="P11">תוצאות:</text:p>
      <text:p text:style-name="P12">מי חייב למי</text:p>
      <text:p text:style-name="P12">עודף</text:p>
      <text:p text:style-name="P12">חזור למילוי פרטים</text:p>
      <text:p text:style-name="P11"/>
      <text:p text:style-name="P11"/>
      <text:p text:style-name="P16">לעשות:</text:p>
      <text:p text:style-name="P16"/>
      <text:p text:style-name="P16">לנתק משתמש ברגע שיוצאים ממסך התשלום (להקפיץ הודעה: אישור או ביטול)</text:p>
      <text:p text:style-name="P16">מסך תשלום: לרשום את המשתמש של הטלפון בראש הרשימה ולשנות את הצבע של השורה</text:p>
      <text:p text:style-name="P16">הצטרפות בעזרת קישור</text:p>
      <text:p text:style-name="P16">הצטרפות בעזרת קוד (משהו שזוכר ומייצר קודים)</text:p>
      <text:p text:style-name="P16">לעבור על הארכיטקטורה של ניהול המשתמשים בצד השרת (עם ה<text:span text:style-name="T5">user id והsocket id)</text:span></text:p>
      <text:p text:style-name="P16">להחליף את הJSON <text:span text:style-name="T5">parse/stringify.</text:span></text:p>
      <text:p text:style-name="P16"/>
      <text:p text:style-name="P16">לחבר שרת למסד נתונים</text:p>
      <text:p text:style-name="P16"/>
      <text:p text:style-name="P16">- לעצב מסכים, צבעים, זרימת משתמש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54:59.915000000</meta:creation-date>
    <dc:date>2023-11-23T11:56:00.008000000</dc:date>
    <meta:editing-duration>PT19H10M48S</meta:editing-duration>
    <meta:editing-cycles>14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55" meta:word-count="261" meta:character-count="1360" meta:non-whitespace-character-count="1130"/>
  </office:meta>
</office:document-meta>
</file>